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e57" officeooo:paragraph-rsid="00051e57"/>
    </style:style>
    <style:style style:name="P2" style:family="paragraph" style:parent-style-name="Standard">
      <style:paragraph-properties fo:text-align="end" style:justify-single-word="false"/>
      <style:text-properties officeooo:rsid="00051e57" officeooo:paragraph-rsid="00051e57"/>
    </style:style>
    <style:style style:name="P3" style:family="paragraph" style:parent-style-name="Standard">
      <style:text-properties fo:font-weight="bold" officeooo:rsid="00051e57" officeooo:paragraph-rsid="00051e57" style:font-weight-asian="bold" style:font-weight-complex="bold"/>
    </style:style>
    <style:style style:name="P4" style:family="paragraph" style:parent-style-name="Standard">
      <style:text-properties fo:font-weight="bold" officeooo:rsid="0006f88b" officeooo:paragraph-rsid="0006f88b" style:font-weight-asian="bold" style:font-weight-complex="bold"/>
    </style:style>
    <style:style style:name="P5" style:family="paragraph" style:parent-style-name="Standard">
      <style:text-properties officeooo:rsid="0006f88b" officeooo:paragraph-rsid="0006f88b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06f88b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ain Idea</text:span></text:p>
      <text:p text:style-name="P1"/>
      <text:p text:style-name="P1">We want to create a computer program that will allow the user to use the computer keyboard to <text:s/>play music. It will also have a visualization component where a certain note/key corresponds to a specific color and position of a pattern on the screen. Thus the user can create music and visual art simultaneously. </text:p>
      <text:p text:style-name="P1"/>
      <text:p text:style-name="P3">Minimum Viable Product</text:p>
      <text:p text:style-name="P1"/>
      <text:p text:style-name="P1">Our minimal viable product will be to click a key and have that key produce a note and a color on the screen.</text:p>
      <text:p text:style-name="P1"/>
      <text:p text:style-name="P3">Stretch Goal:</text:p>
      <text:p text:style-name="P1"/>
      <text:p text:style-name="P1">Have multiple instrument and key options as well as have the type of pattern that appears on the screen be chosen by the user.</text:p>
      <text:p text:style-name="P1"/>
      <text:p text:style-name="P3">Learning Goals:</text:p>
      <text:p text:style-name="P1"/>
      <text:p text:style-name="P1">We both want to gain more experience with Python as well as user interface coding. <text:span text:style-name="T1">Aurora wants to learn more about human computer interface and Maggie hope to get better at using Github for collaboration.</text:span></text:p>
      <text:p text:style-name="P1"/>
      <text:p text:style-name="P3">Libraries:</text:p>
      <text:p text:style-name="P1"/>
      <text:p text:style-name="P1">Pygame and TBD one library that has musical notes.</text:p>
      <text:p text:style-name="P1"/>
      <text:p text:style-name="P4">By the mid-project check in:</text:p>
      <text:p text:style-name="P5"/>
      <text:p text:style-name="P5">Hopefully we will have out MVP and be able to show it working.</text:p>
      <text:p text:style-name="P5"/>
      <text:p text:style-name="P4">Biggest Risk:</text:p>
      <text:p text:style-name="P5">Our biggest risk is that we underestimate the scope of the project and then the MVP ends up being a lot harder to accomplish than we originally thou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051e57" officeooo:paragraph-rsid="00051e5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ftware Design Project 4 Interactive Programming Proposal</text:p>
        <text:p text:style-name="MP1">Margaret Rosner &amp; Aurora Bunt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4:50:33.567017751</meta:creation-date>
    <dc:date>2017-02-23T15:04:24.502260424</dc:date>
    <meta:editing-duration>PT13M5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215" meta:character-count="1214" meta:non-whitespace-character-count="1013"/>
  </office:meta>
</office:document-meta>
</file>